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ans, sans-serif"/>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6pt" fo:font-weight="bold" style:font-size-asian="16pt" style:font-weight-asian="bold" style:font-size-complex="16pt" style:font-weight-complex="bold"/>
    </style:style>
    <style:style style:name="P2" style:family="paragraph" style:parent-style-name="Standard">
      <style:text-properties style:font-name="Consolas" fo:font-weight="bold" style:font-weight-asian="bold" style:font-weight-complex="bold"/>
    </style:style>
    <style:style style:name="P3" style:family="paragraph" style:parent-style-name="Standard">
      <style:text-properties style:font-name="Consolas" fo:font-weight="normal" style:font-weight-asian="normal" style:font-weight-complex="normal"/>
    </style:style>
    <style:style style:name="P4" style:family="paragraph" style:parent-style-name="Standard">
      <style:text-properties style:font-name="Consolas" fo:font-size="14pt" fo:font-weight="bold" style:font-size-asian="14pt" style:font-weight-asian="bold" style:font-size-complex="14pt" style:font-weight-complex="bold"/>
    </style:style>
    <style:style style:name="P5" style:family="paragraph" style:parent-style-name="Standard">
      <style:text-properties style:font-name="Consolas" fo:font-style="italic" fo:font-weight="normal" style:font-style-asian="italic" style:font-weight-asian="normal" style:font-style-complex="italic" style:font-weight-complex="normal"/>
    </style:style>
    <style:style style:name="P6" style:family="paragraph" style:parent-style-name="Standard" style:list-style-name="L31">
      <style:text-properties style:font-name="Consolas" fo:font-style="italic" fo:font-weight="normal" style:font-style-asian="italic" style:font-weight-asian="normal" style:font-style-complex="italic" style:font-weight-complex="normal"/>
    </style:style>
    <style:style style:name="P7" style:family="paragraph" style:parent-style-name="Standard">
      <style:text-properties style:font-name="Consolas" fo:font-style="normal" fo:font-weight="normal" style:font-style-asian="normal" style:font-weight-asian="normal" style:font-style-complex="normal" style:font-weight-complex="normal"/>
    </style:style>
    <style:style style:name="P8" style:family="paragraph" style:parent-style-name="Standard" style:list-style-name="L7">
      <style:text-properties style:font-name="Consolas" fo:font-style="normal" fo:font-weight="normal" style:font-style-asian="normal" style:font-weight-asian="normal" style:font-style-complex="normal" style:font-weight-complex="normal"/>
    </style:style>
    <style:style style:name="P9" style:family="paragraph" style:parent-style-name="Standard" style:list-style-name="L12">
      <style:text-properties style:font-name="Consolas" fo:font-style="normal" fo:font-weight="normal" style:font-style-asian="normal" style:font-weight-asian="normal" style:font-style-complex="normal" style:font-weight-complex="normal"/>
    </style:style>
    <style:style style:name="P10" style:family="paragraph" style:parent-style-name="Standard" style:list-style-name="L14">
      <style:text-properties style:font-name="Consolas" fo:font-style="normal" fo:font-weight="normal" style:font-style-asian="normal" style:font-weight-asian="normal" style:font-style-complex="normal" style:font-weight-complex="normal"/>
    </style:style>
    <style:style style:name="P11" style:family="paragraph" style:parent-style-name="Standard" style:list-style-name="L15">
      <style:text-properties style:font-name="Consolas" fo:font-style="normal" fo:font-weight="normal" style:font-style-asian="normal" style:font-weight-asian="normal" style:font-style-complex="normal" style:font-weight-complex="normal"/>
    </style:style>
    <style:style style:name="P12" style:family="paragraph" style:parent-style-name="Standard" style:list-style-name="L16">
      <style:text-properties style:font-name="Consolas" fo:font-style="normal" fo:font-weight="normal" style:font-style-asian="normal" style:font-weight-asian="normal" style:font-style-complex="normal" style:font-weight-complex="normal"/>
    </style:style>
    <style:style style:name="P13" style:family="paragraph" style:parent-style-name="Standard" style:list-style-name="L17">
      <style:text-properties style:font-name="Consolas" fo:font-style="normal" fo:font-weight="normal" style:font-style-asian="normal" style:font-weight-asian="normal" style:font-style-complex="normal" style:font-weight-complex="normal"/>
    </style:style>
    <style:style style:name="P14" style:family="paragraph" style:parent-style-name="Standard" style:list-style-name="L18">
      <style:text-properties style:font-name="Consolas" fo:font-style="normal" fo:font-weight="normal" style:font-style-asian="normal" style:font-weight-asian="normal" style:font-style-complex="normal" style:font-weight-complex="normal"/>
    </style:style>
    <style:style style:name="P15" style:family="paragraph" style:parent-style-name="Standard" style:list-style-name="L19">
      <style:text-properties style:font-name="Consolas" fo:font-style="normal" fo:font-weight="normal" style:font-style-asian="normal" style:font-weight-asian="normal" style:font-style-complex="normal" style:font-weight-complex="normal"/>
    </style:style>
    <style:style style:name="P16" style:family="paragraph" style:parent-style-name="Standard" style:list-style-name="L20">
      <style:text-properties style:font-name="Consolas" fo:font-style="normal" fo:font-weight="normal" style:font-style-asian="normal" style:font-weight-asian="normal" style:font-style-complex="normal" style:font-weight-complex="normal"/>
    </style:style>
    <style:style style:name="P17" style:family="paragraph" style:parent-style-name="Standard" style:list-style-name="L22">
      <style:text-properties style:font-name="Consolas" fo:font-style="normal" fo:font-weight="normal" style:font-style-asian="normal" style:font-weight-asian="normal" style:font-style-complex="normal" style:font-weight-complex="normal"/>
    </style:style>
    <style:style style:name="P18" style:family="paragraph" style:parent-style-name="Standard" style:list-style-name="L23">
      <style:text-properties style:font-name="Consolas" fo:font-style="normal" fo:font-weight="normal" style:font-style-asian="normal" style:font-weight-asian="normal" style:font-style-complex="normal" style:font-weight-complex="normal"/>
    </style:style>
    <style:style style:name="P19" style:family="paragraph" style:parent-style-name="Standard" style:list-style-name="L25">
      <style:text-properties style:font-name="Consolas" fo:font-style="normal" fo:font-weight="normal" style:font-style-asian="normal" style:font-weight-asian="normal" style:font-style-complex="normal" style:font-weight-complex="normal"/>
    </style:style>
    <style:style style:name="P20" style:family="paragraph" style:parent-style-name="Standard" style:list-style-name="L26">
      <style:text-properties style:font-name="Consolas" fo:font-style="normal" fo:font-weight="normal" style:font-style-asian="normal" style:font-weight-asian="normal" style:font-style-complex="normal" style:font-weight-complex="normal"/>
    </style:style>
    <style:style style:name="P21" style:family="paragraph" style:parent-style-name="Standard" style:list-style-name="L27">
      <style:text-properties style:font-name="Consolas" fo:font-style="normal" fo:font-weight="normal" style:font-style-asian="normal" style:font-weight-asian="normal" style:font-style-complex="normal" style:font-weight-complex="normal"/>
    </style:style>
    <style:style style:name="P22" style:family="paragraph" style:parent-style-name="Standard" style:list-style-name="L30">
      <style:text-properties style:font-name="Consolas" fo:font-style="normal" fo:font-weight="normal" style:font-style-asian="normal" style:font-weight-asian="normal" style:font-style-complex="normal" style:font-weight-complex="normal"/>
    </style:style>
    <style:style style:name="P23" style:family="paragraph" style:parent-style-name="Standard" style:list-style-name="L31">
      <style:text-properties style:font-name="Consolas" fo:font-style="normal" fo:font-weight="normal" style:font-style-asian="normal" style:font-weight-asian="normal" style:font-style-complex="normal" style:font-weight-complex="normal"/>
    </style:style>
    <style:style style:name="P24" style:family="paragraph" style:parent-style-name="Standard" style:list-style-name="L33">
      <style:text-properties style:font-name="Consolas" fo:font-style="normal" fo:font-weight="normal" style:font-style-asian="normal" style:font-weight-asian="normal" style:font-style-complex="normal" style:font-weight-complex="normal"/>
    </style:style>
    <style:style style:name="P25" style:family="paragraph" style:parent-style-name="Standard" style:list-style-name="L34">
      <style:text-properties style:font-name="Consolas" fo:font-style="normal" fo:font-weight="normal" style:font-style-asian="normal" style:font-weight-asian="normal" style:font-style-complex="normal" style:font-weight-complex="normal"/>
    </style:style>
    <style:style style:name="P26" style:family="paragraph" style:parent-style-name="Standard" style:list-style-name="L35">
      <style:text-properties style:font-name="Consolas" fo:font-style="normal" fo:font-weight="normal" style:font-style-asian="normal" style:font-weight-asian="normal" style:font-style-complex="normal" style:font-weight-complex="normal"/>
    </style:style>
    <style:style style:name="P27" style:family="paragraph" style:parent-style-name="Standard" style:list-style-name="L36">
      <style:text-properties style:font-name="Consolas" fo:font-style="normal" fo:font-weight="normal" style:font-style-asian="normal" style:font-weight-asian="normal" style:font-style-complex="normal" style:font-weight-complex="normal"/>
    </style:style>
    <style:style style:name="P28" style:family="paragraph" style:parent-style-name="Standard" style:list-style-name="L37">
      <style:text-properties style:font-name="Consolas" fo:font-style="normal" fo:font-weight="normal" style:font-style-asian="normal" style:font-weight-asian="normal" style:font-style-complex="normal" style:font-weight-complex="normal"/>
    </style:style>
    <style:style style:name="P29" style:family="paragraph" style:parent-style-name="Standard" style:list-style-name="L38">
      <style:text-properties style:font-name="Consolas" fo:font-style="normal" fo:font-weight="normal" style:font-style-asian="normal" style:font-weight-asian="normal" style:font-style-complex="normal" style:font-weight-complex="normal"/>
    </style:style>
    <style:style style:name="P30" style:family="paragraph" style:parent-style-name="Standard" style:list-style-name="L39">
      <style:text-properties style:font-name="Consolas" fo:font-style="normal" fo:font-weight="normal" style:font-style-asian="normal" style:font-weight-asian="normal" style:font-style-complex="normal" style:font-weight-complex="normal"/>
    </style:style>
    <style:style style:name="P31" style:family="paragraph" style:parent-style-name="Standard" style:list-style-name="L40">
      <style:text-properties style:font-name="Consolas" fo:font-style="normal" fo:font-weight="normal" style:font-style-asian="normal" style:font-weight-asian="normal" style:font-style-complex="normal" style:font-weight-complex="normal"/>
    </style:style>
    <style:style style:name="P32" style:family="paragraph" style:parent-style-name="Standard" style:list-style-name="L41">
      <style:text-properties style:font-name="Consolas" fo:font-style="normal" fo:font-weight="normal" style:font-style-asian="normal" style:font-weight-asian="normal" style:font-style-complex="normal" style:font-weight-complex="normal"/>
    </style:style>
    <style:style style:name="P33" style:family="paragraph" style:parent-style-name="Standard" style:list-style-name="L43">
      <style:text-properties style:font-name="Consolas" fo:font-style="normal" fo:font-weight="normal" style:font-style-asian="normal" style:font-weight-asian="normal" style:font-style-complex="normal" style:font-weight-complex="normal"/>
    </style:style>
    <style:style style:name="P34" style:family="paragraph" style:parent-style-name="Standard" style:list-style-name="L44">
      <style:text-properties style:font-name="Consolas" fo:font-style="normal" fo:font-weight="normal" style:font-style-asian="normal" style:font-weight-asian="normal" style:font-style-complex="normal" style:font-weight-complex="normal"/>
    </style:style>
    <style:style style:name="P35" style:family="paragraph" style:parent-style-name="Standard">
      <style:text-properties style:font-name="Consolas" fo:font-style="normal" fo:font-weight="bold" style:font-style-asian="normal" style:font-weight-asian="bold" style:font-style-complex="normal" style:font-weight-complex="bold"/>
    </style:style>
    <style:style style:name="P36" style:family="paragraph" style:parent-style-name="Standard" style:list-style-name="L22">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40">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break-before="page"/>
      <style:text-properties style:font-name="Consola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arial" fo:font-size="9.75pt"/>
    </style:style>
    <style:style style:name="T4" style:family="text">
      <style:text-properties fo:font-size="9.75pt"/>
    </style:style>
    <style:style style:name="T5" style:family="text">
      <style:text-properties fo:color="#c5000b"/>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lit It: Acceptance Testing</text:p>
      <text:p text:style-name="P2"/>
      <text:p text:style-name="P2">Latest revision: <text:span text:style-name="T1">2014-05-07</text:span></text:p>
      <text:p text:style-name="P2">Document description: <text:span text:style-name="T1">Describes the acceptance tests for the Split It Android application, where the user stories are tested from a ”customer” perspective.</text:span></text:p>
      <text:p text:style-name="P3"/>
      <text:p text:style-name="P4"/>
      <text:p text:style-name="P38">Add a contact to a list</text:p>
      <text:p text:style-name="P2"/>
      <text:p text:style-name="P2">Test ID: <text:span text:style-name="T1">T01</text:span></text:p>
      <text:p text:style-name="P2">Test case description:<text:span text:style-name="T1"> Add a contact to a list</text:span></text:p>
      <text:p text:style-name="P2">Precondition: <text:span text:style-name="T1">Viewing the contact list</text:span></text:p>
      <text:p text:style-name="P2">Test steps:<text:span text:style-name="T1"> </text:span></text:p>
      <text:p text:style-name="P3"/>
      <text:p text:style-name="P5">Variation 1</text:p>
      <text:list xml:id="list5667087800373606661" text:style-name="L33">
        <text:list-item>
          <text:p text:style-name="P24">Press the ”Contacts” button</text:p>
        </text:list-item>
        <text:list-item>
          <text:p text:style-name="P24">Input the following in the ”Contact name” field:</text:p>
          <text:list>
            <text:list-item>
              <text:p text:style-name="P24">”Anders Andersson”</text:p>
            </text:list-item>
          </text:list>
        </text:list-item>
        <text:list-item>
          <text:p text:style-name="P24">Input the following in the ”Contact phone number” field:</text:p>
          <text:list>
            <text:list-item>
              <text:p text:style-name="P24">0700000000</text:p>
            </text:list-item>
          </text:list>
        </text:list-item>
        <text:list-item>
          <text:p text:style-name="P24">Press the ”Create contact” button</text:p>
          <text:p text:style-name="P24"/>
        </text:list-item>
      </text:list>
      <text:p text:style-name="P5">Variation 2</text:p>
      <text:list xml:id="list7065271497033791387" text:style-name="L34">
        <text:list-item>
          <text:p text:style-name="P25">Press the ”Contacts” button</text:p>
        </text:list-item>
        <text:list-item>
          <text:p text:style-name="P25">Input the following in the ”contact name” field:</text:p>
          <text:list>
            <text:list-item>
              <text:p text:style-name="P25">”Anders Andersson”</text:p>
            </text:list-item>
          </text:list>
        </text:list-item>
        <text:list-item>
          <text:p text:style-name="P25">Input the following in the ”Contact phone number” field:</text:p>
          <text:list>
            <text:list-item>
              <text:p text:style-name="P25">0700000000</text:p>
            </text:list-item>
          </text:list>
        </text:list-item>
        <text:list-item>
          <text:p text:style-name="P25">Press the ”Create contact” button</text:p>
        </text:list-item>
        <text:list-item>
          <text:p text:style-name="P25">Return to start screen</text:p>
        </text:list-item>
        <text:list-item>
          <text:p text:style-name="P25">Input the following:</text:p>
          <text:list>
            <text:list-item>
              <text:p text:style-name="P25">”Anders Andersson”</text:p>
            </text:list-item>
          </text:list>
        </text:list-item>
        <text:list-item>
          <text:p text:style-name="P25">Input the following in the ”Contact phone number” field:</text:p>
          <text:list>
            <text:list-item>
              <text:p text:style-name="P25">0700000000</text:p>
            </text:list-item>
          </text:list>
        </text:list-item>
        <text:list-item>
          <text:p text:style-name="P25">Press the ”Create contact” button</text:p>
        </text:list-item>
      </text:list>
      <text:p text:style-name="P7"/>
      <text:p text:style-name="P5">Variation 3</text:p>
      <text:list xml:id="list1858096349930951853" text:style-name="L35">
        <text:list-item>
          <text:p text:style-name="P26">Press the ”Contacts” button</text:p>
        </text:list-item>
        <text:list-item>
          <text:p text:style-name="P26">Press the ”Create contact” button</text:p>
          <text:p text:style-name="P26"/>
        </text:list-item>
      </text:list>
      <text:p text:style-name="P5">Variation 4</text:p>
      <text:list xml:id="list3307116304874277714" text:style-name="L37">
        <text:list-item>
          <text:p text:style-name="P28">Press the ”Contacts” button</text:p>
        </text:list-item>
        <text:list-item>
          <text:p text:style-name="P28">Input the following in the ”Contact name” field:</text:p>
          <text:list>
            <text:list-item>
              <text:p text:style-name="P28">”Anders Andersson”</text:p>
            </text:list-item>
          </text:list>
        </text:list-item>
        <text:list-item>
          <text:p text:style-name="P28">Press the ”Create contact” button</text:p>
        </text:list-item>
      </text:list>
      <text:p text:style-name="P7"/>
      <text:p text:style-name="P35">Expected result</text:p>
      <text:p text:style-name="P35"/>
      <text:p text:style-name="P5">Variation 1</text:p>
      <text:list xml:id="list9005040828426927064" text:style-name="L27">
        <text:list-item>
          <text:p text:style-name="P21">You receive a message that says ”You have created a contact called Anders Andersson”. The contact is added to the list of contacts, with the details:</text:p>
          <text:list>
            <text:list-item>
              <text:p text:style-name="P21">Name: ”Anders Andersson”</text:p>
            </text:list-item>
            <text:list-item>
              <text:p text:style-name="P21">Phone number: ”0700000000”</text:p>
            </text:list-item>
            <text:list-item>
              <text:p text:style-name="P21">Debt: ”0”</text:p>
            </text:list-item>
          </text:list>
        </text:list-item>
      </text:list>
      <text:p text:style-name="P7"/>
      <text:p text:style-name="P5">Variation 2</text:p>
      <text:list xml:id="list882131944933151523" text:style-name="L26">
        <text:list-item>
          <text:p text:style-name="P20">You receive a message that says ”You already have a contact with <text:soft-page-break/>this name!”. The contact is not added to the list of contacts.</text:p>
          <text:p text:style-name="P20"/>
        </text:list-item>
      </text:list>
      <text:p text:style-name="P5">Variation 3</text:p>
      <text:list xml:id="list4396803163230924" text:style-name="L36">
        <text:list-item>
          <text:p text:style-name="P27">You receive a message that says ”You have to enter a name!”.</text:p>
          <text:p text:style-name="P27"/>
        </text:list-item>
      </text:list>
      <text:p text:style-name="P5">Variation 4</text:p>
      <text:list xml:id="list32664324" text:continue-list="list9005040828426927064" text:style-name="L27">
        <text:list-item>
          <text:p text:style-name="P21">You receive a message that says ”You have created a contact called Anders Andersson”. The contact is added to the list of contacts, with the details:</text:p>
          <text:list>
            <text:list-item>
              <text:p text:style-name="P21">Name: ”Anders Andersson”</text:p>
            </text:list-item>
            <text:list-item>
              <text:p text:style-name="P21">Debt: ”0”</text:p>
              <text:p text:style-name="P21"/>
            </text:list-item>
          </text:list>
        </text:list-item>
      </text:list>
      <text:p text:style-name="P35">Related user story</text:p>
      <text:list xml:id="list2308949992418394595" text:style-name="L25">
        <text:list-item>
          <text:p text:style-name="P19">Add contacts to my contact lists</text:p>
        </text:list-item>
      </text:list>
      <text:p text:style-name="P7"/>
      <text:p text:style-name="P4"/>
      <text:p text:style-name="P38">Increase a debt or decrease an owing to an existing contact</text:p>
      <text:p text:style-name="P2"/>
      <text:p text:style-name="P2">Test ID: <text:span text:style-name="T1">T02.1</text:span></text:p>
      <text:p text:style-name="P2">Test case description:<text:span text:style-name="T1"> Change a debt or owing to an existing contact</text:span></text:p>
      <text:p text:style-name="P2">Precondition: <text:span text:style-name="T1">Must have Anders Andersson in the contact list</text:span></text:p>
      <text:p text:style-name="P35">Test steps:</text:p>
      <text:p text:style-name="P35"/>
      <text:p text:style-name="P5">Variation 1:</text:p>
      <text:list xml:id="list2416047032969464752" text:style-name="L31">
        <text:list-item>
          <text:p text:style-name="P6"><text:span text:style-name="T2">Press the ”Manage your debts” button</text:span></text:p>
        </text:list-item>
        <text:list-item>
          <text:p text:style-name="P23">Input the follwing in the ”Amount” field:</text:p>
          <text:list>
            <text:list-item>
              <text:p text:style-name="P23">”10”</text:p>
            </text:list-item>
          </text:list>
        </text:list-item>
        <text:list-item>
          <text:p text:style-name="P23">Choose the following name in the spinner:</text:p>
          <text:list>
            <text:list-item>
              <text:p text:style-name="P23">”Anders Andersson”</text:p>
            </text:list-item>
          </text:list>
        </text:list-item>
        <text:list-item>
          <text:p text:style-name="P23">Press the ”They owe me” button</text:p>
        </text:list-item>
      </text:list>
      <text:p text:style-name="P7"/>
      <text:p text:style-name="P35">Expected result</text:p>
      <text:p text:style-name="P35"/>
      <text:p text:style-name="P5">Variation 1</text:p>
      <text:list xml:id="list3373547984088544388" text:style-name="L23">
        <text:list-item>
          <text:p text:style-name="P18">You receive a message that says ”Your debt situation with Anders Andersson has been updated. The contact list is updated, with the debt increased or the owing decreased by 10 for the contact Anders Andersson. Anders Andersson will receive an SMS that explains the changes in the debt situation. This gives him the opportunity to accept/reject the debt or owig by changning or not changing the debt situation to you on his own phone.</text:p>
        </text:list-item>
      </text:list>
      <text:p text:style-name="P7"/>
      <text:p text:style-name="P35">Related user story:</text:p>
      <text:list xml:id="list8878807129958503481" text:style-name="L22">
        <text:list-item>
          <text:p text:style-name="P17">Add a debt to a contact</text:p>
        </text:list-item>
        <text:list-item>
          <text:p text:style-name="P17">Accumulate debts with a contact</text:p>
        </text:list-item>
        <text:list-item>
          <text:p text:style-name="P36">Accept/reject a debt that someone associates to you </text:p>
        </text:list-item>
      </text:list>
      <text:list xml:id="list2464789234397123964" text:style-name="L7">
        <text:list-header>
          <text:p text:style-name="P8"/>
        </text:list-header>
      </text:list>
      <text:p text:style-name="P4"/>
      <text:p text:style-name="P38">Decrease a debt or increase an owing to an existing contact</text:p>
      <text:p text:style-name="P2"/>
      <text:p text:style-name="P2">Test ID: <text:span text:style-name="T1">T02.2</text:span></text:p>
      <text:p text:style-name="P2">Test case description:<text:span text:style-name="T1"> Change a debt or owing to an existing contact</text:span></text:p>
      <text:p text:style-name="P2">Precondition: <text:span text:style-name="T1">Must have Anders Andersson in the contact list</text:span></text:p>
      <text:p text:style-name="P35">Test steps:</text:p>
      <text:p text:style-name="P35"/>
      <text:p text:style-name="P5">Variation 1:</text:p>
      <text:list xml:id="list586062841000022865" text:style-name="L30">
        <text:list-item>
          <text:p text:style-name="P22">Press the ”Manage your debts” button</text:p>
        </text:list-item>
        <text:list-item>
          <text:p text:style-name="P22">Input the follwing in the ”Amount” field:</text:p>
          <text:list>
            <text:list-item>
              <text:p text:style-name="P22">”10”</text:p>
            </text:list-item>
          </text:list>
        </text:list-item>
        <text:list-item>
          <text:p text:style-name="P22">Choose the following name in the spinner:</text:p>
          <text:list>
            <text:list-item>
              <text:p text:style-name="P22">”Anders Andersson”</text:p>
            </text:list-item>
          </text:list>
        </text:list-item>
        <text:list-item>
          <text:p text:style-name="P22">Press the ”I owe them” button</text:p>
        </text:list-item>
      </text:list>
      <text:p text:style-name="P7"/>
      <text:p text:style-name="P35">Expected result</text:p>
      <text:p text:style-name="P35"/>
      <text:p text:style-name="P5">Variation 1</text:p>
      <text:list xml:id="list3517167951157615578" text:style-name="L20">
        <text:list-item>
          <text:p text:style-name="P16">You receive a message that says ”Your debt situation with Anders Andersson has been updated. The contact list is updated, with the debt decreased or the owing increased by 10 for the contact Anders Andersson.</text:p>
        </text:list-item>
      </text:list>
      <text:p text:style-name="P7"/>
      <text:p text:style-name="P35">Related user story:</text:p>
      <text:list xml:id="list3936119514512563633" text:style-name="L19">
        <text:list-item>
          <text:p text:style-name="P15">Add a debt to a contact</text:p>
        </text:list-item>
        <text:list-item>
          <text:p text:style-name="P15">Accumulate debts with a contact</text:p>
        </text:list-item>
      </text:list>
      <text:p text:style-name="P7"/>
      <text:p text:style-name="P4"/>
      <text:p text:style-name="P38">Show contact list</text:p>
      <text:p text:style-name="P2"/>
      <text:p text:style-name="P2">Test ID: <text:span text:style-name="T1">T03</text:span></text:p>
      <text:p text:style-name="P2">Test case description:<text:span text:style-name="T1"> Show the list of all contacts</text:span></text:p>
      <text:p text:style-name="P2">Precondition:</text:p>
      <text:p text:style-name="P2">Test steps:<text:span text:style-name="T1"> </text:span></text:p>
      <text:p text:style-name="P3"/>
      <text:p text:style-name="P5">Variation 1</text:p>
      <text:list xml:id="list4793533290018895532" text:style-name="L44">
        <text:list-item>
          <text:p text:style-name="P34">Press the ”Contacts” button</text:p>
        </text:list-item>
        <text:list-item>
          <text:p text:style-name="P34">Press the ”View contacts” button</text:p>
        </text:list-item>
      </text:list>
      <text:list xml:id="list8168542869271622420" text:style-name="L18">
        <text:list-header>
          <text:p text:style-name="P14"/>
        </text:list-header>
      </text:list>
      <text:p text:style-name="P35">Expected result</text:p>
      <text:p text:style-name="P35"/>
      <text:p text:style-name="P5">Variation 1</text:p>
      <text:list xml:id="list5720846265842364190" text:style-name="L17">
        <text:list-item>
          <text:p text:style-name="P13">The contact list is shown.</text:p>
        </text:list-item>
      </text:list>
      <text:p text:style-name="P7"/>
      <text:p text:style-name="P35">Related user story</text:p>
      <text:list xml:id="list5311051687080099138" text:style-name="L12">
        <text:list-item>
          <text:p text:style-name="P9">View what my total owing are</text:p>
        </text:list-item>
        <text:list-item>
          <text:p text:style-name="P9">View what others total debts to me are</text:p>
        </text:list-item>
        <text:list-item>
          <text:p text:style-name="P9">Get a status of my total owings/debts (total owings from other – total debts i have)</text:p>
          <text:p text:style-name="P9"/>
        </text:list-item>
      </text:list>
      <text:p text:style-name="P4"/>
      <text:p text:style-name="P38">Split a debt</text:p>
      <text:p text:style-name="P2"/>
      <text:p text:style-name="P2">Test ID: <text:span text:style-name="T1">T04</text:span></text:p>
      <text:p text:style-name="P2">Test case description:<text:span text:style-name="T1"> Split a debt between several contacts</text:span></text:p>
      <text:p text:style-name="P2">Precondition: <text:span text:style-name="T1">Must have more than one contact in the contact list.</text:span></text:p>
      <text:p text:style-name="P2">Test steps:<text:span text:style-name="T1"> </text:span></text:p>
      <text:p text:style-name="P3"/>
      <text:p text:style-name="P5">Variation 1</text:p>
      <text:list xml:id="list6629035031435149123" text:style-name="L15">
        <text:list-item>
          <text:p text:style-name="P11">Press the ”Manage your debts” button</text:p>
        </text:list-item>
        <text:list-item>
          <text:p text:style-name="P11">Press the ”Split a debt” button</text:p>
        </text:list-item>
        <text:list-item>
          <text:p text:style-name="P11">Input three different contact names in the spinners</text:p>
        </text:list-item>
        <text:list-item>
          <text:p text:style-name="P11">Check the three boxes beside the contact names</text:p>
        </text:list-item>
        <text:list-item>
          <text:p text:style-name="P11">Input the debt amount in the ”Amount” field</text:p>
        </text:list-item>
        <text:list-item>
          <text:p text:style-name="P11">Press the ”Split!” button</text:p>
        </text:list-item>
        <text:list-item>
          <text:p text:style-name="P11">You receive a message that says ”Your debt situations have been updated”. Press the ”OK” button</text:p>
        </text:list-item>
      </text:list>
      <text:p text:style-name="P7"/>
      <text:p text:style-name="P35">Expected result</text:p>
      <text:p text:style-name="P35"/>
      <text:p text:style-name="P5">Variation 1</text:p>
      <text:list xml:id="list2994364843756299655" text:style-name="L16">
        <text:list-item>
          <text:p text:style-name="P12">The contact list is updated, with the debt increased for these three contacts.</text:p>
        </text:list-item>
      </text:list>
      <text:p text:style-name="P7"/>
      <text:p text:style-name="P35">Related user story</text:p>
      <text:list xml:id="list5788385091726718654" text:style-name="L14">
        <text:list-item>
          <text:p text:style-name="P10">Split a debt between several contacts</text:p>
        </text:list-item>
      </text:list>
      <text:p text:style-name="P7"/>
      <text:list xml:id="list7647949411435517489" text:style-name="L39">
        <text:list-header>
          <text:p text:style-name="P30"/>
        </text:list-header>
      </text:list>
      <text:p text:style-name="P4"/>
      <text:p text:style-name="P38">Create an event <text:span text:style-name="T5">UNFINISHED</text:span></text:p>
      <text:p text:style-name="P2"/>
      <text:p text:style-name="P2">Test ID: <text:span text:style-name="T1">T05</text:span></text:p>
      <text:p text:style-name="P2">Test case description:<text:span text:style-name="T1"> Create an event </text:span></text:p>
      <text:p text:style-name="P2">Precondition: </text:p>
      <text:p text:style-name="P2">Test steps:<text:span text:style-name="T1"> </text:span></text:p>
      <text:p text:style-name="P3"/>
      <text:p text:style-name="P5">Variation 1</text:p>
      <text:list xml:id="list2296385502168511895" text:style-name="L40">
        <text:list-item>
          <text:p text:style-name="P31">Press the ”Create an event” button</text:p>
        </text:list-item>
        <text:list-item>
          <text:p text:style-name="P31">Press the ”Name” button</text:p>
          <text:list>
            <text:list-item>
              <text:p text:style-name="P31">Input the event name in the message box</text:p>
            </text:list-item>
            <text:list-item>
              <text:p text:style-name="P31">Press the ”OK” button</text:p>
            </text:list-item>
          </text:list>
        </text:list-item>
        <text:list-item>
          <text:p text:style-name="P31">Press the ”Date” button</text:p>
          <text:list>
            <text:list-item>
              <text:p text:style-name="P31">Use the spinners to enter the date of the event</text:p>
            </text:list-item>
            <text:list-item>
              <text:p text:style-name="P31">Press the ”OK” button</text:p>
            </text:list-item>
          </text:list>
        </text:list-item>
        <text:list-item>
          <text:p text:style-name="P31">Press the ”Create!” button</text:p>
        </text:list-item>
      </text:list>
      <text:p text:style-name="P7"/>
      <text:p text:style-name="P35">Expected result</text:p>
      <text:p text:style-name="P35"/>
      <text:p text:style-name="P5">Variation 1</text:p>
      <text:list xml:id="list1025794489256730093" text:style-name="L41">
        <text:list-item>
          <text:p text:style-name="P32">An event is created</text:p>
        </text:list-item>
      </text:list>
      <text:p text:style-name="P7"/>
      <text:p text:style-name="P35">Related user story</text:p>
      <text:list xml:id="list32691715" text:continue-list="list2296385502168511895" text:style-name="L40">
        <text:list-item>
          <text:list>
            <text:list-item>
              <text:p text:style-name="P37">Create an "event" with an associated debt </text:p>
            </text:list-item>
            <text:list-item>
              <text:p text:style-name="P37">Add contacts to an event</text:p>
            </text:list-item>
            <text:list-item>
              <text:p text:style-name="P37">Add personal debts in events (if someone should pay more or less from a receipt)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ans, sans-serif"/>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09:43:29.26</meta:creation-date>
    <meta:generator>OpenOffice/4.0.1$Win32 OpenOffice.org_project/401m5$Build-9714</meta:generator>
    <dc:date>2014-05-23T12:52:11.59</dc:date>
    <meta:editing-duration>PT2H36M14S</meta:editing-duration>
    <meta:editing-cycles>2</meta:editing-cycles>
    <meta:document-statistic meta:table-count="0" meta:image-count="0" meta:object-count="0" meta:page-count="8" meta:paragraph-count="143" meta:word-count="949" meta:character-count="5220"/>
  </office:meta>
</office:document-meta>
</file>